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text>d</mtext>
        <mrow>
          <mtext>d</mtext>
          <mi>t</mi>
        </mrow>
      </mfrac>
      <mrow>
        <mo stretchy="false">(</mo>
        <mrow>
          <mi>T</mi>
          <mrow>
            <mi/>
            <mo stretchy="false">+</mo>
            <mi/>
          </mrow>
          <mi>V</mi>
        </mrow>
        <mo stretchy="false">)</mo>
      </mrow>
      <mrow>
        <mi/>
        <mo stretchy="false">=</mo>
        <mi/>
      </mrow>
      <mrow>
        <munderover>
          <mo stretchy="false">∑</mo>
          <mrow>
            <mrow>
              <mi>i</mi>
              <mo stretchy="false">=</mo>
              <mn>1</mn>
            </mrow>
          </mrow>
          <mi>N</mi>
        </munderover>
        <msubsup>
          <mrow>
            <mstyle mathvariant="bold">
              <mrow>
                <mi>F</mi>
              </mrow>
            </mstyle>
          </mrow>
          <mi>i</mi>
          <mrow>
            <mo stretchy="false">(</mo>
            <mrow>
              <mtext>diss</mtext>
            </mrow>
            <mo stretchy="false">)</mo>
          </mrow>
        </msubsup>
      </mrow>
      <mrow>
        <mi/>
        <mo stretchy="false">⋅</mo>
        <mi/>
      </mrow>
      <msub>
        <mrow>
          <mover accent="true">
            <mstyle mathvariant="bold">
              <mrow>
                <mi>r</mi>
              </mrow>
            </mstyle>
            <mo stretchy="false">˙</mo>
          </mover>
        </mrow>
        <mi>i</mi>
      </msub>
    </mrow>
    <annotation encoding="StarMath 5.0">"d" over {"d" t} (T `+` V) `=` sum from {i=1} to N {bold F}^("diss") _i `cdot` {dot bold r}_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2:45:01.297000000</meta:creation-date>
    <meta:generator>LibreOffice/4.1.4.2$Windows_x86 LibreOffice_project/0a0440ccc0227ad9829de5f46be37cfb6edcf72</meta:generator>
  </office:meta>
</office:document-meta>
</file>